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f50b" officeooo:paragraph-rsid="0018f50b"/>
    </style:style>
    <style:style style:name="P2" style:family="paragraph" style:parent-style-name="Standard">
      <style:text-properties officeooo:rsid="0018f50b" officeooo:paragraph-rsid="001c1110"/>
    </style:style>
    <style:style style:name="P3" style:family="paragraph" style:parent-style-name="Standard">
      <style:text-properties officeooo:rsid="001acbab" officeooo:paragraph-rsid="001acbab"/>
    </style:style>
    <style:style style:name="P4" style:family="paragraph" style:parent-style-name="Standard">
      <style:text-properties fo:font-weight="bold" officeooo:rsid="0018f50b" officeooo:paragraph-rsid="0018f50b" style:font-weight-asian="bold" style:font-weight-complex="bold"/>
    </style:style>
    <style:style style:name="P5" style:family="paragraph" style:parent-style-name="Standard">
      <style:text-properties fo:font-weight="bold" officeooo:rsid="001fb1d5" officeooo:paragraph-rsid="001fb1d5" style:font-weight-asian="bold" style:font-weight-complex="bold"/>
    </style:style>
    <style:style style:name="P6" style:family="paragraph" style:parent-style-name="Standard" style:list-style-name="L1">
      <style:text-properties officeooo:paragraph-rsid="001acbab"/>
    </style:style>
    <style:style style:name="P7" style:family="paragraph" style:parent-style-name="Standard" style:list-style-name="L2">
      <style:text-properties officeooo:paragraph-rsid="001acbab"/>
    </style:style>
    <style:style style:name="P8" style:family="paragraph" style:parent-style-name="Standard" style:list-style-name="L2">
      <style:text-properties officeooo:rsid="001dca9d" officeooo:paragraph-rsid="001dca9d"/>
    </style:style>
    <style:style style:name="P9" style:family="paragraph" style:parent-style-name="Standard" style:list-style-name="L1">
      <style:text-properties officeooo:rsid="001dca9d" officeooo:paragraph-rsid="001dca9d"/>
    </style:style>
    <style:style style:name="P10" style:family="paragraph" style:parent-style-name="Standard" style:list-style-name="L1">
      <style:text-properties officeooo:rsid="001eeaa6" officeooo:paragraph-rsid="001eeaa6"/>
    </style:style>
    <style:style style:name="P11" style:family="paragraph" style:parent-style-name="Standard">
      <style:text-properties officeooo:rsid="001eeaa6" officeooo:paragraph-rsid="001eeaa6"/>
    </style:style>
    <style:style style:name="P12" style:family="paragraph" style:parent-style-name="Standard">
      <style:text-properties officeooo:rsid="001fb1d5" officeooo:paragraph-rsid="001fb1d5"/>
    </style:style>
    <style:style style:name="P13" style:family="paragraph" style:parent-style-name="Standard">
      <style:text-properties officeooo:rsid="0020ebfe" officeooo:paragraph-rsid="0020ebfe"/>
    </style:style>
    <style:style style:name="P14" style:family="paragraph" style:parent-style-name="Standard">
      <style:text-properties officeooo:rsid="002267b3" officeooo:paragraph-rsid="002267b3"/>
    </style:style>
    <style:style style:name="P15" style:family="paragraph" style:parent-style-name="Standard">
      <style:text-properties officeooo:rsid="0022e6a2" officeooo:paragraph-rsid="0022e6a2"/>
    </style:style>
    <style:style style:name="P16" style:family="paragraph" style:parent-style-name="Standard">
      <style:text-properties officeooo:rsid="0024c0db" officeooo:paragraph-rsid="0024c0db"/>
    </style:style>
    <style:style style:name="P17" style:family="paragraph" style:parent-style-name="Standard">
      <style:text-properties officeooo:rsid="0026c09b" officeooo:paragraph-rsid="0026c09b"/>
    </style:style>
    <style:style style:name="P18" style:family="paragraph" style:parent-style-name="Standard">
      <style:text-properties officeooo:rsid="0028bc4b" officeooo:paragraph-rsid="0028bc4b"/>
    </style:style>
    <style:style style:name="T1" style:family="text">
      <style:text-properties officeooo:rsid="001acbab"/>
    </style:style>
    <style:style style:name="T2" style:family="text">
      <style:text-properties officeooo:rsid="001c1110"/>
    </style:style>
    <style:style style:name="T3" style:family="text">
      <style:text-properties fo:font-weight="bold" style:font-weight-asian="bold" style:font-weight-complex="bold"/>
    </style:style>
    <style:style style:name="T4" style:family="text">
      <style:text-properties fo:font-weight="bold" officeooo:rsid="001acbab" style:font-weight-asian="bold" style:font-weight-complex="bold"/>
    </style:style>
    <style:style style:name="T5" style:family="text">
      <style:text-properties officeooo:rsid="001e3b9e"/>
    </style:style>
    <style:style style:name="T6" style:family="text">
      <style:text-properties officeooo:rsid="001eeaa6"/>
    </style:style>
    <style:style style:name="T7" style:family="text">
      <style:text-properties officeooo:rsid="001fb1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SCRIPT</text:p>
      <text:p text:style-name="P1"/>
      <text:p text:style-name="P1">Basics</text:p>
      <text:p text:style-name="P1"/>
      <text:p text:style-name="P1">Variables</text:p>
      <text:p text:style-name="P4"/>
      <text:p text:style-name="P4">Array</text:p>
      <text:p text:style-name="P4"/>
      <text:p text:style-name="P2">An array is a compilation of values inside the same name, each value can be identified by an index, that indicates its position inside the array. JS is, like most of the programming languages, zero base index which means that the first element of the array is at index 0 and the last element is at position length–1. </text:p>
      <text:p text:style-name="P2"/>
      <text:p text:style-name="P2">J<text:span text:style-name="T2">S</text:span> has something particular and that is that every element of the array can be different data types, this allows to construct objects and basic structures for data storage.</text:p>
      <text:p text:style-name="P1"/>
      <text:p text:style-name="P1">To declare an array you just have to use the square brackets ([ ]) and separate each element by a coma.</text:p>
      <text:p text:style-name="P1"><text:tab/>let myarray= [1,’a’, false, 500];</text:p>
      <text:p text:style-name="P1"/>
      <text:p text:style-name="P1">To reference a single item of the array the only thing needed is the name of the array and the index inside the square brackets.</text:p>
      <text:p text:style-name="P1"><text:tab/>Myarray[1]; will return ‘a’</text:p>
      <text:p text:style-name="P1"/>
      <text:p text:style-name="P3">There are several methods to manipulate an array and what it stores inside:</text:p>
      <text:list xml:id="list2483957205" text:style-name="L2">
        <text:list-item>
          <text:p text:style-name="P7"><text:span text:style-name="T4">push(element):</text:span><text:span text:style-name="T1"> Inserts the element passed as an argument in the end of the array, incrementing its length by one.</text:span></text:p>
          <text:list>
            <text:list-header>
              <text:p text:style-name="P8">Myarray.push(1)</text:p>
            </text:list-header>
          </text:list>
        </text:list-item>
      </text:list>
      <text:list xml:id="list1763526639" text:style-name="L1">
        <text:list-item>
          <text:p text:style-name="P6"><text:span text:style-name="T4">unshift(element):</text:span><text:span text:style-name="T1"> Inserts the element passed as an argument at the beginning of the array, and it also increments the length by one.</text:span></text:p>
          <text:list>
            <text:list-header>
              <text:p text:style-name="P9">Myarray.unshift(‘b’)</text:p>
            </text:list-header>
          </text:list>
        </text:list-item>
        <text:list-item>
          <text:p text:style-name="P6"><text:span text:style-name="T4">Pop():</text:span><text:span text:style-name="T1"> Takes out one element from the end of the array. You can capture the popped element by making a variable assignment to the instruction where the pop is called.</text:span></text:p>
          <text:list>
            <text:list-header>
              <text:p text:style-name="P9">Myarray.pop()</text:p>
            </text:list-header>
          </text:list>
        </text:list-item>
        <text:list-item>
          <text:p text:style-name="P6"><text:span text:style-name="T4">Shift():</text:span><text:span text:style-name="T1"> Takes out one element from the beginning of the array. It has the same properties as pop.</text:span></text:p>
          <text:list>
            <text:list-header>
              <text:p text:style-name="P9">Myarray.shift()</text:p>
            </text:list-header>
          </text:list>
        </text:list-item>
        <text:list-item>
          <text:p text:style-name="P6"><text:span text:style-name="T4">Splice(start_index, #_elements):</text:span><text:span text:style-name="T1"> This method is used to eliminate more than one item at the time from any position in the array. It asks for a start index, from where it is going to begin eliminating items, and a number of items to be eliminated. It returns an array with the removed items and modifies the original array. </text:span><text:span text:style-name="T2">It can take a “third” parameter that is really a collection of items (separated by comas like any other parameter) to be replaced or inserted after the other ones are deleted.</text:span></text:p>
          <text:list>
            <text:list-header>
              <text:p text:style-name="P9">Myarray.splice(2,3)</text:p>
              <text:p text:style-name="P9">myarray.splice(2,2,14,’c’,’done’)</text:p>
            </text:list-header>
          </text:list>
        </text:list-item>
        <text:list-item>
          <text:p text:style-name="P9"><text:span text:style-name="T3">slice(start_index, end_index):</text:span> It copies a segment of the array into a new array. It takes 2 parameters, and index where it is going to start copying and an end index where it is going to stop but doesn’t includes the element at that index.</text:p>
          <text:list>
            <text:list-header>
              <text:p text:style-name="P9">Myarray.slice(2,5)</text:p>
            </text:list-header>
          </text:list>
        </text:list-item>
        <text:list-item>
          <text:p text:style-name="P9"><text:span text:style-name="T3">spread operator (…):</text:span> The spread operator allows you to take all the elements of one array an insert them into another array anywhere you decide.</text:p>
          <text:list>
            <text:list-header>
              <text:p text:style-name="P9"><text:soft-page-break/>Otherarray = [1, 2, 3, ...myarray, 4, ’z’]</text:p>
            </text:list-header>
          </text:list>
        </text:list-item>
        <text:list-item>
          <text:p text:style-name="P9"><text:span text:style-name="T3">indexOf(element):</text:span> This method gets the index <text:span text:style-name="T5">of the element passed as a parameter if it is inside the array, if </text:span><text:span text:style-name="T7">the element is</text:span><text:span text:style-name="T5"> not </text:span><text:span text:style-name="T7">in</text:span><text:span text:style-name="T5"> the </text:span><text:span text:style-name="T7">array</text:span><text:span text:style-name="T5"> it returns -</text:span><text:span text:style-name="T6">1.</text:span></text:p>
          <text:list>
            <text:list-header>
              <text:p text:style-name="P10">myarray.indexOf(‘x’)</text:p>
            </text:list-header>
          </text:list>
        </text:list-item>
      </text:list>
      <text:p text:style-name="P11"/>
      <text:p text:style-name="P14">Objects</text:p>
      <text:p text:style-name="P14"/>
      <text:p text:style-name="P15">You can create objects in a similar way that arrays are created, but instead of using the square brackets you use the curly brackets ({ }) for it. The objects have the ability of storing keys (like fixed variable names) and values (the actual value of a key). There are two ways to access these values stored in an object: The first one is the dot notation, where you just call the object name dot the key name. This is the most recognized notation from other languages but since the key name can be anything in JS the most recommended notation is the bracket notation to access any value you want, in this you treat the key name as an index in an array putting it inside square brackets.</text:p>
      <text:p text:style-name="P15"><text:tab/>DOT notation<text:tab/><text:tab/><text:tab/><text:tab/>BRACKET notation</text:p>
      <text:p text:style-name="P15"><text:tab/>myobject.name;<text:tab/><text:tab/><text:tab/>myobject[name];<text:tab/>Both get the value of the name key</text:p>
      <text:p text:style-name="P15"/>
      <text:p text:style-name="P16">You can add additional properties (keys) to the object by just calling it with either notation and assigning it a value.</text:p>
      <text:p text:style-name="P16"><text:tab/>myobject.country= “Colombia”<text:tab/>myobject[country]= “Colombia”<text:tab/>Creates a country key <text:tab/><text:tab/><text:tab/><text:tab/><text:tab/><text:tab/><text:tab/><text:tab/><text:tab/><text:tab/><text:tab/>inside myobject</text:p>
      <text:p text:style-name="P16"/>
      <text:p text:style-name="P17">As with arrays objects can store anything inside them, and is very common to store other objects inside. To access those objects and their properties you need to nest the notations in order to get to the depth level you actually want.</text:p>
      <text:p text:style-name="P17"/>
      <text:p text:style-name="P17">You can remove properties form an object pretty easy by using the delete and calling the property after it.</text:p>
      <text:p text:style-name="P17"><text:tab/>delete myobject.name;<text:tab/>deletes that key and its value from myobject</text:p>
      <text:p text:style-name="P17"/>
      <text:p text:style-name="P18">To check if an object has a specific key inside them you can do it with either the .hasOwnProperty method or with the in keyword and they will return true or false depending on if it has it or not.</text:p>
      <text:p text:style-name="P18"><text:tab/>myobject.hasOwnProperty(‘country’);<text:tab/>‘country’ in myobject;</text:p>
      <text:p text:style-name="P18"/>
      <text:p text:style-name="P18">To itarate through an object you can use a for loop special for this, it is called a for ... in statement that works pretty similar to the .each method in Ruby.</text:p>
      <text:p text:style-name="P18"><text:tab/>for(let k in myobject)<text:tab/><text:tab/>gets all the keys one by one and puts them in the k variable </text:p>
      <text:p text:style-name="P18"/>
      <text:p text:style-name="P18">You can also get all the keys from an object and put them into an array with the .keys() method, this will return an array with string representing the name of each property. When using this to check an object it is mandatory to use the bracket notation when referring to a key from the array.</text:p>
      <text:p text:style-name="P12"/>
      <text:p text:style-name="P12">Loops</text:p>
      <text:p text:style-name="P12"/>
      <text:p text:style-name="P5">for loop</text:p>
      <text:p text:style-name="P12"/>
      <text:p text:style-name="P12">The for loop is really useful to iterate a limited number of times, and it is almost always used to check each element of an array. The general syntax is:</text:p>
      <text:p text:style-name="P12"><text:tab/>for(let counter_var; stop_condition; increment of counter_var)</text:p>
      <text:p text:style-name="P12"><text:soft-page-break/><text:tab/>{</text:p>
      <text:p text:style-name="P12"><text:tab/><text:tab/>Instructions;</text:p>
      <text:p text:style-name="P12"><text:tab/>}</text:p>
      <text:p text:style-name="P12"/>
      <text:p text:style-name="P12">But the most common syntax is the one for the arrays that is the following</text:p>
      <text:p text:style-name="P12"><text:tab/>for(let i=0; i&lt;myarray.length; i++)</text:p>
      <text:p text:style-name="P12"><text:tab/>{</text:p>
      <text:p text:style-name="P12"><text:tab/><text:tab/>Instructions</text:p>
      <text:p text:style-name="P12"><text:tab/>}</text:p>
      <text:p text:style-name="P13"/>
      <text:p text:style-name="P13">There are similar methods that can be used in arrays like .every(), .forEach() or .map(), but the most popular and flexible way to iterate through an array is with a for loo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4T20:55:50.853196944</meta:creation-date>
    <meta:generator>LibreOffice/6.4.6.2$Linux_X86_64 LibreOffice_project/40$Build-2</meta:generator>
    <dc:date>2020-10-04T22:07:09.306056469</dc:date>
    <meta:editing-duration>PT18M51S</meta:editing-duration>
    <meta:editing-cycles>9</meta:editing-cycles>
    <meta:document-statistic meta:table-count="0" meta:image-count="0" meta:object-count="0" meta:page-count="3" meta:paragraph-count="55" meta:word-count="961" meta:character-count="5427" meta:non-whitespace-character-count="4502"/>
  </office:meta>
</office:document-meta>
</file>